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898in"/>
    </style:style>
    <style:style style:name="co2" style:family="table-column">
      <style:table-column-properties fo:break-before="auto" style:column-width="0.948in"/>
    </style:style>
    <style:style style:name="co3" style:family="table-column">
      <style:table-column-properties fo:break-before="auto" style:column-width="1.5591in"/>
    </style:style>
    <style:style style:name="co4" style:family="table-column">
      <style:table-column-properties fo:break-before="auto" style:column-width="1.4626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0547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1.1193in"/>
    </style:style>
    <style:style style:name="co10" style:family="table-column">
      <style:table-column-properties fo:break-before="auto" style:column-width="0.798in"/>
    </style:style>
    <style:style style:name="co11" style:family="table-column">
      <style:table-column-properties fo:break-before="auto" style:column-width="1.1516in"/>
    </style:style>
    <style:style style:name="co12" style:family="table-column">
      <style:table-column-properties fo:break-before="auto" style:column-width="1.0228in"/>
    </style:style>
    <style:style style:name="co13" style:family="table-column">
      <style:table-column-properties fo:break-before="auto" style:column-width="1.5807in"/>
    </style:style>
    <style:style style:name="co14" style:family="table-column">
      <style:table-column-properties fo:break-before="auto" style:column-width="0.8335in"/>
    </style:style>
    <style:style style:name="co15" style:family="table-column">
      <style:table-column-properties fo:break-before="auto" style:column-width="0.9374in"/>
    </style:style>
    <style:style style:name="co16" style:family="table-column">
      <style:table-column-properties fo:break-before="auto" style:column-width="1.3661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ce3" style:family="table-cell" style:parent-style-name="Default">
      <style:text-properties fo:font-weight="normal" style:font-weight-asian="normal" style:font-weight-complex="normal"/>
      <style:map style:condition="is-true-formula(ISEVEN(ROW()))" style:apply-style-name="Accent_20_1" style:base-cell-address="vehicle_prices.A2"/>
      <style:map style:condition="is-true-formula(ISODD(ROW()))" style:apply-style-name="Accent_20_2" style:base-cell-address="vehicle_prices.A2"/>
    </style:style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hicle_pric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row table:style-name="ro1">
          <table:table-cell table:style-name="Heading_20_2" office:value-type="string" calcext:value-type="string">
            <text:p>Make</text:p>
          </table:table-cell>
          <table:table-cell table:style-name="Heading_20_2" office:value-type="string" calcext:value-type="string">
            <text:p>Model</text:p>
          </table:table-cell>
          <table:table-cell table:style-name="Heading_20_2" office:value-type="string" calcext:value-type="string">
            <text:p>Base Frame Price</text:p>
          </table:table-cell>
          <table:table-cell table:style-name="Heading_20_2" office:value-type="string" calcext:value-type="string">
            <text:p>Production Cost</text:p>
          </table:table-cell>
          <table:table-cell table:style-name="Heading_20_2" office:value-type="string" calcext:value-type="string">
            <text:p>Engine Cost</text:p>
          </table:table-cell>
          <table:table-cell table:style-name="Heading_20_2" office:value-type="string" calcext:value-type="string">
            <text:p>Wheel Cost</text:p>
          </table:table-cell>
          <table:table-cell table:style-name="Heading_20_2" office:value-type="string" calcext:value-type="string">
            <text:p>Misc. Parts</text:p>
          </table:table-cell>
          <table:table-cell table:style-name="Heading_20_2" office:value-type="string" calcext:value-type="string">
            <text:p>Seats</text:p>
          </table:table-cell>
          <table:table-cell table:style-name="Heading_20_2" office:value-type="string" calcext:value-type="string">
            <text:p>Rider Safety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2.3937in" svg:y="0in" draw:caption-point-x="-0.2402in" draw:caption-point-y="0.0039in">
              <dc:date>2024-05-13T00:00:00</dc:date>
              <text:p text:style-name="P1"><text:span text:style-name="T1">1 + [prestige] = Price modifier</text:span></text:p>
              <text:p text:style-name="P1"><text:span text:style-name="T1"/></text:p>
            </office:annotation>
            <text:p>Prestige</text:p>
          </table:table-cell>
          <table:table-cell table:style-name="Heading_20_2" office:value-type="string" calcext:value-type="string">
            <office:annotation draw:style-name="gr1" draw:text-style-name="P2" svg:width="1.1413in" svg:height="0.7083in" svg:x="13.5453in" svg:y="0in" draw:caption-point-x="-0.2402in" draw:caption-point-y="0.0039in">
              <dc:date>2024-05-13T00:00:00</dc:date>
              <text:p text:style-name="P1"><text:span text:style-name="T1">Recommended to stay between 1886 and 2010</text:span></text:p>
            </office:annotation>
            <text:p>Current Year</text:p>
          </table:table-cell>
          <table:table-cell table:style-name="Heading_20_2" office:value-type="string" calcext:value-type="string">
            <text:p>Model Year</text:p>
          </table:table-cell>
          <table:table-cell table:style-name="Heading_20_2" office:value-type="string" calcext:value-type="string">
            <text:p>Body Weight (KG)</text:p>
          </table:table-cell>
          <table:table-cell table:style-name="Heading_20_2" office:value-type="string" calcext:value-type="string">
            <text:p>Count</text:p>
          </table:table-cell>
          <table:table-cell table:style-name="Heading_20_2" office:value-type="string" calcext:value-type="string">
            <office:annotation draw:style-name="gr2" draw:text-style-name="P2" svg:width="1.1413in" svg:height="1.6343in" svg:x="17.9197in" svg:y="0in" draw:caption-point-x="-0.2402in" draw:caption-point-y="0.0039in">
              <dc:date>2024-05-13T00:00:00</dc:date>
              <text:p text:style-name="P1"><text:span text:style-name="T1">Price includes cost of motor, wheels, seats, etc.</text:span></text:p>
              <text:p text:style-name="P1"><text:span text:style-name="T1">For custom selected parts, subtract price of trim parts from total and add cost of new part</text:span></text:p>
            </office:annotation>
            <text:p>Price New</text:p>
          </table:table-cell>
          <table:table-cell table:style-name="Heading_20_2" office:value-type="string" calcext:value-type="string">
            <text:p>Est. Price Used</text:p>
          </table:table-cell>
          <table:table-cell table:style-name="Default"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office:annotation draw:style-name="gr1" draw:text-style-name="P2" svg:width="1.1413in" svg:height="0.7083in" svg:x="3.6736in" svg:y="0.0303in" draw:caption-point-x="-0.2402in" draw:caption-point-y="0.1819in">
              <dc:date>2024-05-14T00:00:00</dc:date>
              <text:p text:style-name="P1"><text:span text:style-name="T1">Nonexistent model, used for assembling this spreadsheet</text:span></text:p>
            </office:annotation>
            <text:p>Snipe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float" office:value="10000000" calcext:value-type="float">
            <text:p>10000000</text:p>
          </table:table-cell>
          <table:table-cell table:formula="of:=ROUNDDOWN(((([.E2] + [.F2] + [.G2] + ([.H2] * 200)) + [.C2] + [.D2] + ([.M2]* 0.66666667) + ((124 - (2010 - [.L2])) * 100 * [.I2])) * (1 + [.J2]))/100)*100" office:value-type="float" office:value="0" calcext:value-type="float">
            <text:p>0</text:p>
          </table:table-cell>
          <table:table-cell table:formula="of:=ROUNDDOWN([.O2] - ((124 - ([.K2] - [.L2])) * 20) + (10000000 * POWER([.N2];-1) * (1+[.J2])))" office:value-type="float" office:value="-2479" calcext:value-type="float">
            <text:p>-2479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Axolotl</text:p>
          </table:table-cell>
          <table:table-cell office:value-type="float" office:value="8000" calcext:value-type="float">
            <text:p>8000</text:p>
          </table:table-cell>
          <table:table-cell office:value-type="float" office:value="5000" calcext:value-type="float">
            <text:p>5000</text:p>
          </table:table-cell>
          <table:table-cell office:value-type="float" office:value="2600" calcext:value-type="float">
            <text:p>26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8" calcext:value-type="float">
            <text:p>1988</text:p>
          </table:table-cell>
          <table:table-cell office:value-type="float" office:value="850" calcext:value-type="float">
            <text:p>850</text:p>
          </table:table-cell>
          <table:table-cell office:value-type="float" office:value="430000" calcext:value-type="float">
            <text:p>430000</text:p>
          </table:table-cell>
          <table:table-cell table:formula="of:=ROUNDDOWN(((([.E3] + [.F3] + [.G3] + ([.H3] * 200)) + [.C3] + [.D3] + ([.M3]* 0.66666667) + ((124 - (2010 - [.L3])) * 100 * [.I3])) * (1 + [.J3]))/100)*100" office:value-type="float" office:value="27600" calcext:value-type="float">
            <text:p>27600</text:p>
          </table:table-cell>
          <table:table-cell table:formula="of:=ROUNDDOWN([.O3] - ((124 - ([.K3] - [.L3])) * 20) + (10000000 * POWER([.N3];-1) * (1+[.J3])))" office:value-type="float" office:value="25585" calcext:value-type="float">
            <text:p>255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table:style-name="ce3" office:value-type="string" calcext:value-type="string">
            <text:p>Betsy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1800" calcext:value-type="float">
            <text:p>1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22" calcext:value-type="float">
            <text:p>1922</text:p>
          </table:table-cell>
          <table:table-cell office:value-type="float" office:value="800" calcext:value-type="float">
            <text:p>800</text:p>
          </table:table-cell>
          <table:table-cell office:value-type="float" office:value="400000" calcext:value-type="float">
            <text:p>400000</text:p>
          </table:table-cell>
          <table:table-cell table:formula="of:=ROUNDDOWN(((([.E4] + [.F4] + [.G4] + ([.H4] * 200)) + [.C4] + [.D4] + ([.M4]* 0.66666667) + ((124 - (2010 - [.L4])) * 100 * [.I4])) * (1 + [.J4]))/100)*100" office:value-type="float" office:value="8700" calcext:value-type="float">
            <text:p>8700</text:p>
          </table:table-cell>
          <table:table-cell table:formula="of:=ROUNDDOWN([.O4] - ((124 - ([.K4] - [.L4])) * 20) + (10000000 * POWER([.N4];-1) * (1+[.J4])))" office:value-type="float" office:value="8005" calcext:value-type="float">
            <text:p>8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Colada</text:p>
          </table:table-cell>
          <table:table-cell table:number-columns-repeated="2" office:value-type="float" office:value="6000" calcext:value-type="float">
            <text:p>6000</text:p>
          </table:table-cell>
          <table:table-cell office:value-type="float" office:value="4100" calcext:value-type="float">
            <text:p>4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0" calcext:value-type="float">
            <text:p>1980</text:p>
          </table:table-cell>
          <table:table-cell office:value-type="float" office:value="1600" calcext:value-type="float">
            <text:p>1600</text:p>
          </table:table-cell>
          <table:table-cell office:value-type="float" office:value="1200000" calcext:value-type="float">
            <text:p>1200000</text:p>
          </table:table-cell>
          <table:table-cell table:formula="of:=ROUNDDOWN(((([.E5] + [.F5] + [.G5] + ([.H5] * 200)) + [.C5] + [.D5] + ([.M5]* 0.66666667) + ((124 - (2010 - [.L5])) * 100 * [.I5])) * (1 + [.J5]))/100)*100" office:value-type="float" office:value="26200" calcext:value-type="float">
            <text:p>26200</text:p>
          </table:table-cell>
          <table:table-cell table:formula="of:=ROUNDDOWN([.O5] - ((124 - ([.K5] - [.L5])) * 20) + (10000000 * POWER([.N5];-1) * (1+[.J5])))" office:value-type="float" office:value="24328" calcext:value-type="float">
            <text:p>2432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Evelyn</text:p>
          </table:table-cell>
          <table:table-cell office:value-type="float" office:value="8000" calcext:value-type="float">
            <text:p>80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010" calcext:value-type="float">
            <text:p>2010</text:p>
          </table:table-cell>
          <table:table-cell office:value-type="float" office:value="2006" calcext:value-type="float">
            <text:p>2006</text:p>
          </table:table-cell>
          <table:table-cell office:value-type="float" office:value="1800" calcext:value-type="float">
            <text:p>1800</text:p>
          </table:table-cell>
          <table:table-cell office:value-type="float" office:value="260000" calcext:value-type="float">
            <text:p>260000</text:p>
          </table:table-cell>
          <table:table-cell table:formula="of:=ROUNDDOWN(((([.E6] + [.F6] + [.G6] + ([.H6] * 200)) + [.C6] + [.D6] + ([.M6]* 0.66666667) + ((124 - (2010 - [.L6])) * 100 * [.I6])) * (1 + [.J6]))/100)*100" office:value-type="float" office:value="55200" calcext:value-type="float">
            <text:p>55200</text:p>
          </table:table-cell>
          <table:table-cell table:formula="of:=ROUNDDOWN([.O6] - ((124 - ([.K6] - [.L6])) * 20) + (10000000 * POWER([.N6];-1) * (1+[.J6])))" office:value-type="float" office:value="52857" calcext:value-type="float">
            <text:p>5285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Mountaineer</text:p>
          </table:table-cell>
          <table:table-cell office:value-type="float" office:value="8000" calcext:value-type="float">
            <text:p>8000</text:p>
          </table:table-cell>
          <table:table-cell office:value-type="float" office:value="6500" calcext:value-type="float">
            <text:p>6500</text:p>
          </table:table-cell>
          <table:table-cell office:value-type="float" office:value="6600" calcext:value-type="float">
            <text:p>66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2010" calcext:value-type="float">
            <text:p>2010</text:p>
          </table:table-cell>
          <table:table-cell office:value-type="float" office:value="2004" calcext:value-type="float">
            <text:p>2004</text:p>
          </table:table-cell>
          <table:table-cell office:value-type="float" office:value="2000" calcext:value-type="float">
            <text:p>2000</text:p>
          </table:table-cell>
          <table:table-cell office:value-type="float" office:value="325000" calcext:value-type="float">
            <text:p>325000</text:p>
          </table:table-cell>
          <table:table-cell table:formula="of:=ROUNDDOWN(((([.E7] + [.F7] + [.G7] + ([.H7] * 200)) + [.C7] + [.D7] + ([.M7]* 0.66666667) + ((124 - (2010 - [.L7])) * 100 * [.I7])) * (1 + [.J7]))/100)*100" office:value-type="float" office:value="37600" calcext:value-type="float">
            <text:p>37600</text:p>
          </table:table-cell>
          <table:table-cell table:formula="of:=ROUNDDOWN([.O7] - ((124 - ([.K7] - [.L7])) * 20) + (10000000 * POWER([.N7];-1) * (1+[.J7])))" office:value-type="float" office:value="35272" calcext:value-type="float">
            <text:p>35272</text:p>
          </table:table-cell>
          <table:table-cell table:number-columns-repeated="1008"/>
        </table:table-row>
        <table:table-row-group>
          <table:table-row table:style-name="ro2">
            <table:table-cell office:value-type="string" calcext:value-type="string">
              <text:p>Atlas Motor Production</text:p>
            </table:table-cell>
            <table:table-cell table:style-name="ce3" office:value-type="string" calcext:value-type="string">
              <text:p>Python</text:p>
            </table:table-cell>
            <table:table-cell office:value-type="float" office:value="2000" calcext:value-type="float">
              <text:p>2000</text:p>
            </table:table-cell>
            <table:table-cell office:value-type="float" office:value="4500" calcext:value-type="float">
              <text:p>4500</text:p>
            </table:table-cell>
            <table:table-cell office:value-type="float" office:value="7700" calcext:value-type="float">
              <text:p>7700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0" calcext:value-type="float">
              <text:p>0</text:p>
            </table:table-cell>
            <table:table-cell office:value-type="float" office:value="1" calcext:value-type="float">
              <text:p>1</text:p>
            </table:table-cell>
            <table:table-cell office:value-type="float" office:value="0" calcext:value-type="float">
              <text:p>0</text:p>
            </table:table-cell>
            <table:table-cell office:value-type="float" office:value="0.2" calcext:value-type="float">
              <text:p>0.2</text:p>
            </table:table-cell>
            <table:table-cell office:value-type="float" office:value="2010" calcext:value-type="float">
              <text:p>2010</text:p>
            </table:table-cell>
            <table:table-cell office:value-type="float" office:value="1926" calcext:value-type="float">
              <text:p>1926</text:p>
            </table:table-cell>
            <table:table-cell office:value-type="float" office:value="600" calcext:value-type="float">
              <text:p>600</text:p>
            </table:table-cell>
            <table:table-cell office:value-type="float" office:value="32" calcext:value-type="float">
              <text:p>32</text:p>
            </table:table-cell>
            <table:table-cell table:formula="of:=ROUNDDOWN(((([.E8] + [.F8] + [.G8] + ([.H8] * 200)) + [.C8] + [.D8] + ([.M8]* 0.66666667) + ((124 - (2010 - [.L8])) * 100 * [.I8])) * (1 + [.J8]))/100)*100" office:value-type="float" office:value="18400" calcext:value-type="float">
              <text:p>18400</text:p>
            </table:table-cell>
            <table:table-cell table:formula="of:=ROUNDDOWN([.O8] - ((124 - ([.K8] - [.L8])) * 20) + (10000000 * POWER([.N8];-1) * (1+[.J8])))" office:value-type="float" office:value="392600" calcext:value-type="float">
              <text:p>392600</text:p>
            </table:table-cell>
            <table:table-cell table:number-columns-repeated="1008"/>
          </table:table-row>
        </table:table-row-group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eedback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13800" calcext:value-type="float">
            <text:p>138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.15" calcext:value-type="float">
            <text:p>0.15</text:p>
          </table:table-cell>
          <table:table-cell office:value-type="float" office:value="2010" calcext:value-type="float">
            <text:p>2010</text:p>
          </table:table-cell>
          <table:table-cell office:value-type="float" office:value="1963" calcext:value-type="float">
            <text:p>1963</text:p>
          </table:table-cell>
          <table:table-cell office:value-type="float" office:value="1400" calcext:value-type="float">
            <text:p>1400</text:p>
          </table:table-cell>
          <table:table-cell office:value-type="float" office:value="92000" calcext:value-type="float">
            <text:p>92000</text:p>
          </table:table-cell>
          <table:table-cell table:formula="of:=ROUNDDOWN(((([.E9] + [.F9] + [.G9] + ([.H9] * 200)) + [.C9] + [.D9] + ([.M9]* 0.66666667) + ((124 - (2010 - [.L9])) * 100 * [.I9])) * (1 + [.J9]))/100)*100" office:value-type="float" office:value="34400" calcext:value-type="float">
            <text:p>34400</text:p>
          </table:table-cell>
          <table:table-cell table:formula="of:=ROUNDDOWN([.O9] - ((124 - ([.K9] - [.L9])) * 20) + (10000000 * POWER([.N9];-1) * (1+[.J9])))" office:value-type="float" office:value="32985" calcext:value-type="float">
            <text:p>3298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Sprinter</text:p>
          </table:table-cell>
          <table:table-cell office:value-type="float" office:value="4000" calcext:value-type="float">
            <text:p>4000</text:p>
          </table:table-cell>
          <table:table-cell office:value-type="float" office:value="6000" calcext:value-type="float">
            <text:p>6000</text:p>
          </table:table-cell>
          <table:table-cell office:value-type="float" office:value="3400" calcext:value-type="float">
            <text:p>34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3" calcext:value-type="float">
            <text:p>1993</text:p>
          </table:table-cell>
          <table:table-cell office:value-type="float" office:value="1000" calcext:value-type="float">
            <text:p>1000</text:p>
          </table:table-cell>
          <table:table-cell office:value-type="float" office:value="355000" calcext:value-type="float">
            <text:p>355000</text:p>
          </table:table-cell>
          <table:table-cell table:formula="of:=ROUNDDOWN(((([.E10] + [.F10] + [.G10] + ([.H10] * 200)) + [.C10] + [.D10] + ([.M10]* 0.66666667) + ((124 - (2010 - [.L10])) * 100 * [.I10])) * (1 + [.J10]))/100)*100" office:value-type="float" office:value="24800" calcext:value-type="float">
            <text:p>24800</text:p>
          </table:table-cell>
          <table:table-cell table:formula="of:=ROUNDDOWN([.O10] - ((124 - ([.K10] - [.L10])) * 20) + (10000000 * POWER([.N10];-1) * (1+[.J10])))" office:value-type="float" office:value="22688" calcext:value-type="float">
            <text:p>2268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Trombone</text:p>
          </table:table-cell>
          <table:table-cell office:value-type="float" office:value="2000" calcext:value-type="float">
            <text:p>2000</text:p>
          </table:table-cell>
          <table:table-cell office:value-type="float" office:value="3500" calcext:value-type="float">
            <text:p>3500</text:p>
          </table:table-cell>
          <table:table-cell office:value-type="float" office:value="500" calcext:value-type="float">
            <text:p>5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57" calcext:value-type="float">
            <text:p>1957</text:p>
          </table:table-cell>
          <table:table-cell office:value-type="float" office:value="650" calcext:value-type="float">
            <text:p>650</text:p>
          </table:table-cell>
          <table:table-cell office:value-type="float" office:value="3095000" calcext:value-type="float">
            <text:p>3095000</text:p>
          </table:table-cell>
          <table:table-cell table:formula="of:=ROUNDDOWN(((([.E11] + [.F11] + [.G11] + ([.H11] * 200)) + [.C11] + [.D11] + ([.M11]* 0.66666667) + ((124 - (2010 - [.L11])) * 100 * [.I11])) * (1 + [.J11]))/100)*100" office:value-type="float" office:value="11100" calcext:value-type="float">
            <text:p>11100</text:p>
          </table:table-cell>
          <table:table-cell table:formula="of:=ROUNDDOWN([.O11] - ((124 - ([.K11] - [.L11])) * 20) + (10000000 * POWER([.N11];-1) * (1+[.J11])))" office:value-type="float" office:value="9683" calcext:value-type="float">
            <text:p>968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tlas Motor Production</text:p>
          </table:table-cell>
          <table:table-cell office:value-type="string" calcext:value-type="string">
            <text:p>Vector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11500" calcext:value-type="float">
            <text:p>115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1" calcext:value-type="float">
            <text:p>1981</text:p>
          </table:table-cell>
          <table:table-cell office:value-type="float" office:value="1200" calcext:value-type="float">
            <text:p>1200</text:p>
          </table:table-cell>
          <table:table-cell office:value-type="float" office:value="62000" calcext:value-type="float">
            <text:p>62000</text:p>
          </table:table-cell>
          <table:table-cell table:formula="of:=ROUNDDOWN(((([.E12] + [.F12] + [.G12] + ([.H12] * 200)) + [.C12] + [.D12] + ([.M12]* 0.66666667) + ((124 - (2010 - [.L12])) * 100 * [.I12])) * (1 + [.J12]))/100)*100" office:value-type="float" office:value="40700" calcext:value-type="float">
            <text:p>40700</text:p>
          </table:table-cell>
          <table:table-cell table:formula="of:=ROUNDDOWN([.O12] - ((124 - ([.K12] - [.L12])) * 20) + (10000000 * POWER([.N12];-1) * (1+[.J12])))" office:value-type="float" office:value="38977" calcext:value-type="float">
            <text:p>38977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Carrus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2100" calcext:value-type="float">
            <text:p>2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3" calcext:value-type="float">
            <text:p>1983</text:p>
          </table:table-cell>
          <table:table-cell office:value-type="float" office:value="1600" calcext:value-type="float">
            <text:p>1600</text:p>
          </table:table-cell>
          <table:table-cell office:value-type="float" office:value="224000" calcext:value-type="float">
            <text:p>224000</text:p>
          </table:table-cell>
          <table:table-cell table:formula="of:=ROUNDDOWN(((([.E13] + [.F13] + [.G13] + ([.H13] * 200)) + [.C13] + [.D13] + ([.M13]* 0.66666667) + ((124 - (2010 - [.L13])) * 100 * [.I13])) * (1 + [.J13]))/100)*100" office:value-type="float" office:value="24800" calcext:value-type="float">
            <text:p>24800</text:p>
          </table:table-cell>
          <table:table-cell table:formula="of:=ROUNDDOWN([.O13] - ((124 - ([.K13] - [.L13])) * 20) + (10000000 * POWER([.N13];-1) * (1+[.J13])))" office:value-type="float" office:value="22904" calcext:value-type="float">
            <text:p>22904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Golf Cart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2100" calcext:value-type="float">
            <text:p>21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96" calcext:value-type="float">
            <text:p>1996</text:p>
          </table:table-cell>
          <table:table-cell office:value-type="float" office:value="1200" calcext:value-type="float">
            <text:p>1200</text:p>
          </table:table-cell>
          <table:table-cell office:value-type="float" office:value="2000000" calcext:value-type="float">
            <text:p>2000000</text:p>
          </table:table-cell>
          <table:table-cell table:formula="of:=ROUNDDOWN(((([.E14] + [.F14] + [.G14] + ([.H14] * 200)) + [.C14] + [.D14] + ([.M14]* 0.66666667) + ((124 - (2010 - [.L14])) * 100 * [.I14])) * (1 + [.J14]))/100)*100" office:value-type="float" office:value="15200" calcext:value-type="float">
            <text:p>15200</text:p>
          </table:table-cell>
          <table:table-cell table:formula="of:=ROUNDDOWN([.O14] - ((124 - ([.K14] - [.L14])) * 20) + (10000000 * POWER([.N14];-1) * (1+[.J14])))" office:value-type="float" office:value="13005" calcext:value-type="float">
            <text:p>1300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Gauss Autoelectric Synergy</text:p>
          </table:table-cell>
          <table:table-cell office:value-type="string" calcext:value-type="string">
            <text:p>Roadster</text:p>
          </table:table-cell>
          <table:table-cell office:value-type="float" office:value="10000" calcext:value-type="float">
            <text:p>1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5600" calcext:value-type="float">
            <text:p>56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7" calcext:value-type="float">
            <text:p>1987</text:p>
          </table:table-cell>
          <table:table-cell office:value-type="float" office:value="2400" calcext:value-type="float">
            <text:p>2400</text:p>
          </table:table-cell>
          <table:table-cell office:value-type="float" office:value="10000" calcext:value-type="float">
            <text:p>10000</text:p>
          </table:table-cell>
          <table:table-cell table:formula="of:=ROUNDDOWN(((([.E15] + [.F15] + [.G15] + ([.H15] * 200)) + [.C15] + [.D15] + ([.M15]* 0.66666667) + ((124 - (2010 - [.L15])) * 100 * [.I15])) * (1 + [.J15]))/100)*100" office:value-type="float" office:value="80600" calcext:value-type="float">
            <text:p>80600</text:p>
          </table:table-cell>
          <table:table-cell table:formula="of:=ROUNDDOWN([.O15] - ((124 - ([.K15] - [.L15])) * 20) + (10000000 * POWER([.N15];-1) * (1+[.J15])))" office:value-type="float" office:value="80580" calcext:value-type="float">
            <text:p>805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enum Offroad Solutions</text:p>
          </table:table-cell>
          <table:table-cell office:value-type="string" calcext:value-type="string">
            <text:p>Kobold</text:p>
          </table:table-cell>
          <table:table-cell office:value-type="float" office:value="2000" calcext:value-type="float">
            <text:p>2000</text:p>
          </table:table-cell>
          <table:table-cell office:value-type="float" office:value="4000" calcext:value-type="float">
            <text:p>4000</text:p>
          </table:table-cell>
          <table:table-cell office:value-type="float" office:value="1100" calcext:value-type="float">
            <text:p>1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9" calcext:value-type="float">
            <text:p>1979</text:p>
          </table:table-cell>
          <table:table-cell office:value-type="float" office:value="200" calcext:value-type="float">
            <text:p>200</text:p>
          </table:table-cell>
          <table:table-cell office:value-type="float" office:value="260000" calcext:value-type="float">
            <text:p>260000</text:p>
          </table:table-cell>
          <table:table-cell table:formula="of:=ROUNDDOWN(((([.E16] + [.F16] + [.G16] + ([.H16] * 200)) + [.C16] + [.D16] + ([.M16]* 0.66666667) + ((124 - (2010 - [.L16])) * 100 * [.I16])) * (1 + [.J16]))/100)*100" office:value-type="float" office:value="9100" calcext:value-type="float">
            <text:p>9100</text:p>
          </table:table-cell>
          <table:table-cell table:formula="of:=ROUNDDOWN([.O16] - ((124 - ([.K16] - [.L16])) * 20) + (10000000 * POWER([.N16];-1) * (1+[.J16])))" office:value-type="float" office:value="7278" calcext:value-type="float">
            <text:p>7278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aenum Offroad Solutions</text:p>
          </table:table-cell>
          <table:table-cell office:value-type="string" calcext:value-type="string">
            <text:p>Warthog</text:p>
          </table:table-cell>
          <table:table-cell office:value-type="float" office:value="8000" calcext:value-type="float">
            <text:p>8000</text:p>
          </table:table-cell>
          <table:table-cell office:value-type="float" office:value="4000" calcext:value-type="float">
            <text:p>4000</text:p>
          </table:table-cell>
          <table:table-cell office:value-type="float" office:value="11200" calcext:value-type="float">
            <text:p>112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10" calcext:value-type="float">
            <text:p>2010</text:p>
          </table:table-cell>
          <table:table-cell office:value-type="float" office:value="1998" calcext:value-type="float">
            <text:p>1998</text:p>
          </table:table-cell>
          <table:table-cell office:value-type="float" office:value="2100" calcext:value-type="float">
            <text:p>2100</text:p>
          </table:table-cell>
          <table:table-cell office:value-type="float" office:value="460000" calcext:value-type="float">
            <text:p>460000</text:p>
          </table:table-cell>
          <table:table-cell table:formula="of:=ROUNDDOWN(((([.E17] + [.F17] + [.G17] + ([.H17] * 200)) + [.C17] + [.D17] + ([.M17]* 0.66666667) + ((124 - (2010 - [.L17])) * 100 * [.I17])) * (1 + [.J17]))/100)*100" office:value-type="float" office:value="44400" calcext:value-type="float">
            <text:p>44400</text:p>
          </table:table-cell>
          <table:table-cell table:formula="of:=ROUNDDOWN([.O17] - ((124 - ([.K17] - [.L17])) * 20) + (10000000 * POWER([.N17];-1) * (1+[.J17])))" office:value-type="float" office:value="42186" calcext:value-type="float">
            <text:p>421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Helix</text:p>
          </table:table-cell>
          <table:table-cell office:value-type="float" office:value="6000" calcext:value-type="float">
            <text:p>6000</text:p>
          </table:table-cell>
          <table:table-cell office:value-type="float" office:value="4000" calcext:value-type="float">
            <text:p>4000</text:p>
          </table:table-cell>
          <table:table-cell office:value-type="float" office:value="3100" calcext:value-type="float">
            <text:p>310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84" calcext:value-type="float">
            <text:p>1984</text:p>
          </table:table-cell>
          <table:table-cell office:value-type="float" office:value="1800" calcext:value-type="float">
            <text:p>1800</text:p>
          </table:table-cell>
          <table:table-cell office:value-type="float" office:value="4250000" calcext:value-type="float">
            <text:p>4250000</text:p>
          </table:table-cell>
          <table:table-cell table:formula="of:=ROUNDDOWN(((([.E18] + [.F18] + [.G18] + ([.H18] * 200)) + [.C18] + [.D18] + ([.M18]* 0.66666667) + ((124 - (2010 - [.L18])) * 100 * [.I18])) * (1 + [.J18]))/100)*100" office:value-type="float" office:value="25100" calcext:value-type="float">
            <text:p>25100</text:p>
          </table:table-cell>
          <table:table-cell table:formula="of:=ROUNDDOWN([.O18] - ((124 - ([.K18] - [.L18])) * 20) + (10000000 * POWER([.N18];-1) * (1+[.J18])))" office:value-type="float" office:value="23142" calcext:value-type="float">
            <text:p>2314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Yatwa</text:p>
          </table:table-cell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office:value-type="float" office:value="900" calcext:value-type="float">
            <text:p>9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75" calcext:value-type="float">
            <text:p>0.75</text:p>
          </table:table-cell>
          <table:table-cell office:value-type="float" office:value="-0.1" calcext:value-type="float">
            <text:p>-0.1</text:p>
          </table:table-cell>
          <table:table-cell office:value-type="float" office:value="2010" calcext:value-type="float">
            <text:p>2010</text:p>
          </table:table-cell>
          <table:table-cell office:value-type="float" office:value="1986" calcext:value-type="float">
            <text:p>1986</text:p>
          </table:table-cell>
          <table:table-cell office:value-type="float" office:value="450" calcext:value-type="float">
            <text:p>450</text:p>
          </table:table-cell>
          <table:table-cell office:value-type="float" office:value="360000" calcext:value-type="float">
            <text:p>360000</text:p>
          </table:table-cell>
          <table:table-cell table:formula="of:=ROUNDDOWN(((([.E19] + [.F19] + [.G19] + ([.H19] * 200)) + [.C19] + [.D19] + ([.M19]* 0.66666667) + ((124 - (2010 - [.L19])) * 100 * [.I19])) * (1 + [.J19]))/100)*100" office:value-type="float" office:value="13000" calcext:value-type="float">
            <text:p>13000</text:p>
          </table:table-cell>
          <table:table-cell table:formula="of:=ROUNDDOWN([.O19] - ((124 - ([.K19] - [.L19])) * 20) + (10000000 * POWER([.N19];-1) * (1+[.J19])))" office:value-type="float" office:value="11025" calcext:value-type="float">
            <text:p>11025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Avia</text:p>
          </table:table-cell>
          <table:table-cell office:value-type="float" office:value="12000" calcext:value-type="float">
            <text:p>12000</text:p>
          </table:table-cell>
          <table:table-cell office:value-type="float" office:value="7000" calcext:value-type="float">
            <text:p>7000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6" calcext:value-type="float">
            <text:p>1976</text:p>
          </table:table-cell>
          <table:table-cell office:value-type="float" office:value="2200" calcext:value-type="float">
            <text:p>2200</text:p>
          </table:table-cell>
          <table:table-cell office:value-type="float" office:value="725000" calcext:value-type="float">
            <text:p>725000</text:p>
          </table:table-cell>
          <table:table-cell table:formula="of:=ROUNDDOWN(((([.E20] + [.F20] + [.G20] + ([.H20] * 200)) + [.C20] + [.D20] + ([.M20]* 0.66666667) + ((124 - (2010 - [.L20])) * 100 * [.I20])) * (1 + [.J20]))/100)*100" office:value-type="float" office:value="33000" calcext:value-type="float">
            <text:p>33000</text:p>
          </table:table-cell>
          <table:table-cell table:formula="of:=ROUNDDOWN([.O20] - ((124 - ([.K20] - [.L20])) * 20) + (10000000 * POWER([.N20];-1) * (1+[.J20])))" office:value-type="float" office:value="31213" calcext:value-type="float">
            <text:p>31213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Trailer</text:p>
          </table:table-cell>
          <table:table-cell office:value-type="float" office:value="1000" calcext:value-type="float">
            <text:p>100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1970" calcext:value-type="float">
            <text:p>1970</text:p>
          </table:table-cell>
          <table:table-cell office:value-type="float" office:value="400" calcext:value-type="float">
            <text:p>400</text:p>
          </table:table-cell>
          <table:table-cell office:value-type="float" office:value="6000000" calcext:value-type="float">
            <text:p>6000000</text:p>
          </table:table-cell>
          <table:table-cell table:formula="of:=ROUNDDOWN(((([.E21] + [.F21] + [.G21] + ([.H21] * 200)) + [.C21] + [.D21] + ([.M21]* 0.66666667) + ((124 - (2010 - [.L21])) * 100 * [.I21])) * (1 + [.J21]))/100)*100" office:value-type="float" office:value="2600" calcext:value-type="float">
            <text:p>2600</text:p>
          </table:table-cell>
          <table:table-cell table:formula="of:=ROUNDDOWN([.O21] - ((124 - ([.K21] - [.L21])) * 20) + (10000000 * POWER([.N21];-1) * (1+[.J21])))" office:value-type="float" office:value="921" calcext:value-type="float">
            <text:p>921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Flyte Industrial Motor Company</text:p>
          </table:table-cell>
          <table:table-cell office:value-type="string" calcext:value-type="string">
            <text:p>Locomotive</text:p>
          </table:table-cell>
          <table:table-cell office:value-type="float" office:value="30000" calcext:value-type="float">
            <text:p>3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float" office:value="2010" calcext:value-type="float">
            <text:p>2010</text:p>
          </table:table-cell>
          <table:table-cell office:value-type="float" office:value="1903" calcext:value-type="float">
            <text:p>1903</text:p>
          </table:table-cell>
          <table:table-cell office:value-type="float" office:value="14000" calcext:value-type="float">
            <text:p>14000</text:p>
          </table:table-cell>
          <table:table-cell office:value-type="float" office:value="40000" calcext:value-type="float">
            <text:p>40000</text:p>
          </table:table-cell>
          <table:table-cell table:formula="of:=ROUNDDOWN(((([.E22] + [.F22] + [.G22] + ([.H22] * 200)) + [.C22] + [.D22] + ([.M22]* 0.66666667) + ((124 - (2010 - [.L22])) * 100 * [.I22])) * (1 + [.J22]))/100)*100" office:value-type="float" office:value="219300" calcext:value-type="float">
            <text:p>219300</text:p>
          </table:table-cell>
          <table:table-cell table:formula="of:=ROUNDDOWN([.O22] - ((124 - ([.K22] - [.L22])) * 20) + (10000000 * POWER([.N22];-1) * (1+[.J22])))" office:value-type="float" office:value="219222" calcext:value-type="float">
            <text:p>219222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Satellite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3000000" calcext:value-type="float">
            <text:p>23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" calcext:value-type="float">
            <text:p>0</text:p>
          </table:table-cell>
          <table:table-cell office:value-type="float" office:value="8000000" calcext:value-type="float">
            <text:p>80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65" calcext:value-type="float">
            <text:p>1965</text:p>
          </table:table-cell>
          <table:table-cell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formula="of:=ROUNDDOWN(((([.E23] + [.F23] + [.G23] + ([.H23] * 200)) + [.C23] + [.D23] + ([.M23]* 0.66666667) + ((124 - (2010 - [.L23])) * 100 * [.I23])) * (1 + [.J23]))/100)*100" office:value-type="float" office:value="82625500" calcext:value-type="float">
            <text:p>82625500</text:p>
          </table:table-cell>
          <table:table-cell table:formula="of:=ROUNDDOWN([.O23] - ((124 - ([.K23] - [.L23])) * 20) + (10000000 * POWER([.N23];-1) * (1+[.J23])))" office:value-type="float" office:value="84290586" calcext:value-type="float">
            <text:p>84290586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Immersive Vehicles Laboratories</text:p>
          </table:table-cell>
          <table:table-cell office:value-type="string" calcext:value-type="string">
            <text:p>ACIVE</text:p>
          </table:table-cell>
          <table:table-cell office:value-type="float" office:value="20000" calcext:value-type="float">
            <text:p>20000</text:p>
          </table:table-cell>
          <table:table-cell table:formula="of:=300000" office:value-type="float" office:value="300000" calcext:value-type="float">
            <text:p>300000</text:p>
          </table:table-cell>
          <table:table-cell office:value-type="float" office:value="49200" calcext:value-type="float">
            <text:p>49200</text:p>
          </table:table-cell>
          <table:table-cell office:value-type="float" office:value="5000" calcext:value-type="float">
            <text:p>5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float" office:value="1982" calcext:value-type="float">
            <text:p>1982</text:p>
          </table:table-cell>
          <table:table-cell office:value-type="float" office:value="3400" calcext:value-type="float">
            <text:p>3400</text:p>
          </table:table-cell>
          <table:table-cell office:value-type="float" office:value="2" calcext:value-type="float">
            <text:p>2</text:p>
          </table:table-cell>
          <table:table-cell table:formula="of:=ROUNDDOWN(((([.E24] + [.F24] + [.G24] + ([.H24] * 200)) + [.C24] + [.D24] + ([.M24]* 0.66666667) + ((124 - (2010 - [.L24])) * 100 * [.I24])) * (1 + [.J24]))/100)*100" office:value-type="float" office:value="1144100" calcext:value-type="float">
            <text:p>1144100</text:p>
          </table:table-cell>
          <table:table-cell table:formula="of:=ROUNDDOWN([.O24] - ((124 - ([.K24] - [.L24])) * 20) + (10000000 * POWER([.N24];-1) * (1+[.J24])))" office:value-type="float" office:value="11142180" calcext:value-type="float">
            <text:p>11142180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categorized</text:p>
          </table:table-cell>
          <table:table-cell office:value-type="string" calcext:value-type="string">
            <text:p>Toy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office:value-type="float" office:value="2003" calcext:value-type="float">
            <text:p>2003</text:p>
          </table:table-cell>
          <table:table-cell office:value-type="float" office:value="25" calcext:value-type="float">
            <text:p>25</text:p>
          </table:table-cell>
          <table:table-cell office:value-type="float" office:value="2000000" calcext:value-type="float">
            <text:p>2000000</text:p>
          </table:table-cell>
          <table:table-cell table:formula="of:=ROUNDDOWN(((([.E25] + [.F25] + [.G25] + ([.H25] * 200)) + [.C25] + [.D25] + ([.M25]* 0.66666667) + ((124 - (2010 - [.L25])) * 100 * [.I25])) * (1 + [.J25]))/100)*100" office:value-type="float" office:value="900" calcext:value-type="float">
            <text:p>900</text:p>
          </table:table-cell>
          <table:table-cell table:formula="of:=ROUNDDOWN([.O25] - ((124 - ([.K25] - [.L25])) * 20) + (10000000 * POWER([.N25];-1) * (1+[.J25])))" office:value-type="float" office:value="-1435" calcext:value-type="float">
            <text:p>-1435</text:p>
          </table:table-cell>
          <table:table-cell table:number-columns-repeated="100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vehicle_prices.A2:vehicle_prices.AMJ1048576">
            <calcext:condition calcext:apply-style-name="Accent 1" calcext:value="formula-is(ISEVEN(ROW()))" calcext:base-cell-address="vehicle_prices.A2"/>
            <calcext:condition calcext:apply-style-name="Accent 2" calcext:value="formula-is(ISODD(ROW()))" calcext:base-cell-address="vehicle_prices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ffffff" style:diagonal-bl-tr="none" style:diagonal-tl-br="none" fo:border="0.06pt solid #b2b2b2"/>
      <style:text-properties style:use-window-font-color="true"/>
    </style:style>
    <style:style style:name="Accent_20_2" style:display-name="Accent 2" style:family="table-cell" style:parent-style-name="Accent">
      <style:table-cell-properties fo:background-color="#dddddd" style:diagonal-bl-tr="none" style:diagonal-tl-br="none" fo:border="0.06pt solid #b2b2b2"/>
      <style:text-properties style:use-window-font-color="true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6:29:05.693688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7T16:29:48.295888140</dc:date>
    <meta:editing-duration>PT5H22M27S</meta:editing-duration>
    <meta:editing-cycles>33</meta:editing-cycles>
    <meta:generator>LibreOffice/24.2.3.2$Linux_X86_64 LibreOffice_project/420$Build-2</meta:generator>
    <meta:document-statistic meta:table-count="1" meta:cell-count="400" meta:object-count="0"/>
  </office:meta>
</office:document-meta>
</file>